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439in"/>
    </style:style>
    <style:style style:name="co2" style:family="table-column">
      <style:table-column-properties fo:break-before="auto" style:column-width="2.168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port.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ostorder</text:p>
          </table:table-cell>
          <table:table-cell office:value-type="float" office:value="50337" calcext:value-type="float">
            <text:p>50337</text:p>
          </table:table-cell>
          <table:table-cell office:value-type="float" office:value="50782" calcext:value-type="float">
            <text:p>50782</text:p>
          </table:table-cell>
          <table:table-cell table:formula="of:=[.C1]-[.D1]" office:value-type="float" office:value="-445" calcext:value-type="float">
            <text:p>-445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XML_ParserFree</text:p>
          </table:table-cell>
          <table:table-cell office:value-type="float" office:value="51856" calcext:value-type="float">
            <text:p>51856</text:p>
          </table:table-cell>
          <table:table-cell office:value-type="float" office:value="51933" calcext:value-type="float">
            <text:p>51933</text:p>
          </table:table-cell>
          <table:table-cell table:formula="of:=[.C2]-[.D2]"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/opt/build/glibc/glibc-2.24/posix/regex_internal.c</text:p>
          </table:table-cell>
          <table:table-cell office:value-type="string" calcext:value-type="string">
            <text:p>build_wcs_buffer</text:p>
          </table:table-cell>
          <table:table-cell table:number-columns-repeated="2" office:value-type="float" office:value="52175" calcext:value-type="float">
            <text:p>52175</text:p>
          </table:table-cell>
          <table:table-cell table:formula="of:=[.C3]-[.D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xmlnode_fetch_attr</text:p>
          </table:table-cell>
          <table:table-cell office:value-type="float" office:value="56216" calcext:value-type="float">
            <text:p>56216</text:p>
          </table:table-cell>
          <table:table-cell office:value-type="float" office:value="113030" calcext:value-type="float">
            <text:p>113030</text:p>
          </table:table-cell>
          <table:table-cell table:formula="of:=[.C4]-[.D4]" office:value-type="float" office:value="-56814" calcext:value-type="float">
            <text:p>-56814</text:p>
          </table:table-cell>
        </table:table-row>
        <table:table-row table:style-name="ro1">
          <table:table-cell office:value-type="string" calcext:value-type="string">
            <text:p>/opt/build/glibc/glibc-2.24/string/../sysdeps/x86_64/multiarch/strcmp-sse2-unaligned.S</text:p>
          </table:table-cell>
          <table:table-cell office:value-type="string" calcext:value-type="string">
            <text:p>__strcmp_sse2_unaligned</text:p>
          </table:table-cell>
          <table:table-cell office:value-type="float" office:value="56681" calcext:value-type="float">
            <text:p>56681</text:p>
          </table:table-cell>
          <table:table-cell office:value-type="float" office:value="115635" calcext:value-type="float">
            <text:p>115635</text:p>
          </table:table-cell>
          <table:table-cell table:formula="of:=[.C5]-[.D5]" office:value-type="float" office:value="-58954" calcext:value-type="float">
            <text:p>-58954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cat</text:p>
          </table:table-cell>
          <table:table-cell office:value-type="float" office:value="67751" calcext:value-type="float">
            <text:p>67751</text:p>
          </table:table-cell>
          <table:table-cell office:value-type="float" office:value="0" calcext:value-type="float">
            <text:p>0</text:p>
          </table:table-cell>
          <table:table-cell table:formula="of:=[.C6]-[.D6]" office:value-type="float" office:value="67751" calcext:value-type="float">
            <text:p>67751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5686938</text:p>
          </table:table-cell>
          <table:table-cell office:value-type="float" office:value="78290" calcext:value-type="float">
            <text:p>78290</text:p>
          </table:table-cell>
          <table:table-cell office:value-type="float" office:value="78304" calcext:value-type="float">
            <text:p>78304</text:p>
          </table:table-cell>
          <table:table-cell table:formula="of:=[.C7]-[.D7]"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free_dfa_content</text:p>
          </table:table-cell>
          <table:table-cell office:value-type="float" office:value="86334" calcext:value-type="float">
            <text:p>86334</text:p>
          </table:table-cell>
          <table:table-cell office:value-type="float" office:value="86298" calcext:value-type="float">
            <text:p>86298</text:p>
          </table:table-cell>
          <table:table-cell table:formula="of:=[.C8]-[.D8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regfree</text:p>
          </table:table-cell>
          <table:table-cell office:value-type="float" office:value="87439" calcext:value-type="float">
            <text:p>87439</text:p>
          </table:table-cell>
          <table:table-cell office:value-type="float" office:value="87417" calcext:value-type="float">
            <text:p>87417</text:p>
          </table:table-cell>
          <table:table-cell table:formula="of:=[.C9]-[.D9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home/ykuznetsov/klish-2.1.3/clish/ptype/ptype.c</text:p>
          </table:table-cell>
          <table:table-cell office:value-type="string" calcext:value-type="string">
            <text:p>clish_ptype_delete</text:p>
          </table:table-cell>
          <table:table-cell office:value-type="float" office:value="97234" calcext:value-type="float">
            <text:p>97234</text:p>
          </table:table-cell>
          <table:table-cell office:value-type="float" office:value="97231" calcext:value-type="float">
            <text:p>97231</text:p>
          </table:table-cell>
          <table:table-cell table:formula="of:=[.C10]-[.D1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opt/build/glibc/glibc-2.24/elf/dl-addr.c</text:p>
          </table:table-cell>
          <table:table-cell office:value-type="string" calcext:value-type="string">
            <text:p>_dl_addr</text:p>
          </table:table-cell>
          <table:table-cell table:number-columns-repeated="2" office:value-type="float" office:value="117106" calcext:value-type="float">
            <text:p>117106</text:p>
          </table:table-cell>
          <table:table-cell table:formula="of:=[.C11]-[.D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opt/build/glibc/glibc-2.24/malloc/arena.c</text:p>
          </table:table-cell>
          <table:table-cell office:value-type="string" calcext:value-type="string">
            <text:p>ptmalloc_init.part.5</text:p>
          </table:table-cell>
          <table:table-cell table:number-columns-repeated="2" office:value-type="float" office:value="117860" calcext:value-type="float">
            <text:p>117860</text:p>
          </table:table-cell>
          <table:table-cell table:formula="of:=[.C12]-[.D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opt/build/glibc/glibc-2.24/posix/regex_internal.c</text:p>
          </table:table-cell>
          <table:table-cell office:value-type="string" calcext:value-type="string">
            <text:p>re_acquire_state_context</text:p>
          </table:table-cell>
          <table:table-cell office:value-type="float" office:value="118620" calcext:value-type="float">
            <text:p>118620</text:p>
          </table:table-cell>
          <table:table-cell office:value-type="float" office:value="118546" calcext:value-type="float">
            <text:p>118546</text:p>
          </table:table-cell>
          <table:table-cell table:formula="of:=[.C13]-[.D13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/opt/build/glibc/glibc-2.24/malloc/hooks.c</text:p>
          </table:table-cell>
          <table:table-cell office:value-type="string" calcext:value-type="string">
            <text:p>malloc_hook_ini</text:p>
          </table:table-cell>
          <table:table-cell table:number-columns-repeated="2" office:value-type="float" office:value="120044" calcext:value-type="float">
            <text:p>120044</text:p>
          </table:table-cell>
          <table:table-cell table:formula="of:=[.C14]-[.D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opt/build/glibc/glibc-2.24/intl/../intl/l10nflist.c</text:p>
          </table:table-cell>
          <table:table-cell office:value-type="string" calcext:value-type="string">
            <text:p>_nl_normalize_codeset</text:p>
          </table:table-cell>
          <table:table-cell table:number-columns-repeated="2" office:value-type="float" office:value="120348" calcext:value-type="float">
            <text:p>120348</text:p>
          </table:table-cell>
          <table:table-cell table:formula="of:=[.C15]-[.D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opt/build/glibc/glibc-2.24/string/../sysdeps/x86_64/strlen.S</text:p>
          </table:table-cell>
          <table:table-cell office:value-type="string" calcext:value-type="string">
            <text:p>strlen</text:p>
          </table:table-cell>
          <table:table-cell office:value-type="float" office:value="128878" calcext:value-type="float">
            <text:p>128878</text:p>
          </table:table-cell>
          <table:table-cell office:value-type="float" office:value="0" calcext:value-type="float">
            <text:p>0</text:p>
          </table:table-cell>
          <table:table-cell table:formula="of:=[.C16]-[.D16]" office:value-type="float" office:value="128878" calcext:value-type="float">
            <text:p>128878</text:p>
          </table:table-cell>
        </table:table-row>
        <table:table-row table:style-name="ro1">
          <table:table-cell office:value-type="string" calcext:value-type="string">
            <text:p>/home/ykuznetsov/klish-2.1.3/clish/shell/shell_startup.c</text:p>
          </table:table-cell>
          <table:table-cell office:value-type="string" calcext:value-type="string">
            <text:p>clish_shell_startup</text:p>
          </table:table-cell>
          <table:table-cell office:value-type="float" office:value="129298" calcext:value-type="float">
            <text:p>129298</text:p>
          </table:table-cell>
          <table:table-cell office:value-type="float" office:value="65260" calcext:value-type="float">
            <text:p>65260</text:p>
          </table:table-cell>
          <table:table-cell table:formula="of:=[.C17]-[.D17]" office:value-type="float" office:value="64038" calcext:value-type="float">
            <text:p>64038</text:p>
          </table:table-cell>
        </table:table-row>
        <table:table-row table:style-name="ro1">
          <table:table-cell office:value-type="string" calcext:value-type="string">
            <text:p>/home/ykuznetsov/klish-2.1.3/clish/shell/shell_new.c</text:p>
          </table:table-cell>
          <table:table-cell office:value-type="string" calcext:value-type="string">
            <text:p>clish_shell_delete</text:p>
          </table:table-cell>
          <table:table-cell office:value-type="float" office:value="191629" calcext:value-type="float">
            <text:p>191629</text:p>
          </table:table-cell>
          <table:table-cell office:value-type="float" office:value="191721" calcext:value-type="float">
            <text:p>191721</text:p>
          </table:table-cell>
          <table:table-cell table:formula="of:=[.C18]-[.D18]" office:value-type="float" office:value="-92" calcext:value-type="float">
            <text:p>-92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wordcount</text:p>
          </table:table-cell>
          <table:table-cell office:value-type="float" office:value="201710" calcext:value-type="float">
            <text:p>201710</text:p>
          </table:table-cell>
          <table:table-cell office:value-type="float" office:value="0" calcext:value-type="float">
            <text:p>0</text:p>
          </table:table-cell>
          <table:table-cell table:formula="of:=[.C19]-[.D19]" office:value-type="float" office:value="201710" calcext:value-type="float">
            <text:p>201710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calc_eclosure_iter'2</text:p>
          </table:table-cell>
          <table:table-cell office:value-type="float" office:value="202989" calcext:value-type="float">
            <text:p>202989</text:p>
          </table:table-cell>
          <table:table-cell office:value-type="float" office:value="133400" calcext:value-type="float">
            <text:p>133400</text:p>
          </table:table-cell>
          <table:table-cell table:formula="of:=[.C20]-[.D20]" office:value-type="float" office:value="69589" calcext:value-type="float">
            <text:p>69589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5130</text:p>
          </table:table-cell>
          <table:table-cell office:value-type="float" office:value="207042" calcext:value-type="float">
            <text:p>207042</text:p>
          </table:table-cell>
          <table:table-cell office:value-type="float" office:value="141452" calcext:value-type="float">
            <text:p>141452</text:p>
          </table:table-cell>
          <table:table-cell table:formula="of:=[.C21]-[.D21]" office:value-type="float" office:value="65590" calcext:value-type="float">
            <text:p>65590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nextword</text:p>
          </table:table-cell>
          <table:table-cell office:value-type="float" office:value="208260" calcext:value-type="float">
            <text:p>208260</text:p>
          </table:table-cell>
          <table:table-cell office:value-type="float" office:value="0" calcext:value-type="float">
            <text:p>0</text:p>
          </table:table-cell>
          <table:table-cell table:formula="of:=[.C22]-[.D22]" office:value-type="float" office:value="208260" calcext:value-type="float">
            <text:p>208260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action</text:p>
          </table:table-cell>
          <table:table-cell office:value-type="float" office:value="208341" calcext:value-type="float">
            <text:p>208341</text:p>
          </table:table-cell>
          <table:table-cell office:value-type="float" office:value="141824" calcext:value-type="float">
            <text:p>141824</text:p>
          </table:table-cell>
          <table:table-cell table:formula="of:=[.C23]-[.D23]" office:value-type="float" office:value="66517" calcext:value-type="float">
            <text:p>66517</text:p>
          </table:table-cell>
        </table:table-row>
        <table:table-row table:style-name="ro1">
          <table:table-cell office:value-type="string" calcext:value-type="string">
            <text:p>/home/ykuznetsov/klish-2.1.3/clish/view/view.c</text:p>
          </table:table-cell>
          <table:table-cell office:value-type="string" calcext:value-type="string">
            <text:p>clish_view_resolve_prefix</text:p>
          </table:table-cell>
          <table:table-cell office:value-type="float" office:value="210448" calcext:value-type="float">
            <text:p>210448</text:p>
          </table:table-cell>
          <table:table-cell office:value-type="float" office:value="0" calcext:value-type="float">
            <text:p>0</text:p>
          </table:table-cell>
          <table:table-cell table:formula="of:=[.C24]-[.D24]" office:value-type="float" office:value="210448" calcext:value-type="float">
            <text:p>210448</text:p>
          </table:table-cell>
        </table:table-row>
        <table:table-row table:style-name="ro1">
          <table:table-cell office:value-type="string" calcext:value-type="string">
            <text:p>/opt/build/glibc/glibc-2.24/elf/dl-deps.c</text:p>
          </table:table-cell>
          <table:table-cell office:value-type="string" calcext:value-type="string">
            <text:p>openaux</text:p>
          </table:table-cell>
          <table:table-cell office:value-type="float" office:value="211887" calcext:value-type="float">
            <text:p>211887</text:p>
          </table:table-cell>
          <table:table-cell office:value-type="float" office:value="141258" calcext:value-type="float">
            <text:p>141258</text:p>
          </table:table-cell>
          <table:table-cell table:formula="of:=[.C25]-[.D25]" office:value-type="float" office:value="70629" calcext:value-type="float">
            <text:p>70629</text:p>
          </table:table-cell>
        </table:table-row>
        <table:table-row table:style-name="ro1">
          <table:table-cell office:value-type="string" calcext:value-type="string">
            <text:p>/opt/build/glibc/glibc-2.24/locale/loadarchive.c</text:p>
          </table:table-cell>
          <table:table-cell office:value-type="string" calcext:value-type="string">
            <text:p>_nl_load_locale_from_archive</text:p>
          </table:table-cell>
          <table:table-cell office:value-type="float" office:value="217860" calcext:value-type="float">
            <text:p>217860</text:p>
          </table:table-cell>
          <table:table-cell office:value-type="float" office:value="145240" calcext:value-type="float">
            <text:p>145240</text:p>
          </table:table-cell>
          <table:table-cell table:formula="of:=[.C26]-[.D26]" office:value-type="float" office:value="72620" calcext:value-type="float">
            <text:p>72620</text:p>
          </table:table-cell>
        </table:table-row>
        <table:table-row table:style-name="ro1">
          <table:table-cell office:value-type="string" calcext:value-type="string">
            <text:p>/home/ykuznetsov/klish-2.1.3/clish/view/view.c</text:p>
          </table:table-cell>
          <table:table-cell office:value-type="string" calcext:value-type="string">
            <text:p>clish_view_resolve_command</text:p>
          </table:table-cell>
          <table:table-cell office:value-type="float" office:value="219270" calcext:value-type="float">
            <text:p>219270</text:p>
          </table:table-cell>
          <table:table-cell office:value-type="float" office:value="0" calcext:value-type="float">
            <text:p>0</text:p>
          </table:table-cell>
          <table:table-cell table:formula="of:=[.C27]-[.D27]" office:value-type="float" office:value="219270" calcext:value-type="float">
            <text:p>219270</text:p>
          </table:table-cell>
        </table:table-row>
        <table:table-row table:style-name="ro1">
          <table:table-cell office:value-type="string" calcext:value-type="string">
            <text:p>/home/ykuznetsov/klish-2.1.3/clish/shell/shell_command.c</text:p>
          </table:table-cell>
          <table:table-cell office:value-type="string" calcext:value-type="string">
            <text:p>clish_shell_resolve_command</text:p>
          </table:table-cell>
          <table:table-cell office:value-type="float" office:value="224555" calcext:value-type="float">
            <text:p>224555</text:p>
          </table:table-cell>
          <table:table-cell office:value-type="float" office:value="0" calcext:value-type="float">
            <text:p>0</text:p>
          </table:table-cell>
          <table:table-cell table:formula="of:=[.C28]-[.D28]" office:value-type="float" office:value="224555" calcext:value-type="float">
            <text:p>224555</text:p>
          </table:table-cell>
        </table:table-row>
        <table:table-row table:style-name="ro1">
          <table:table-cell office:value-type="string" calcext:value-type="string">
            <text:p>/home/ykuznetsov/klish-2.1.3/tinyrl/vt100/vt100.c</text:p>
          </table:table-cell>
          <table:table-cell office:value-type="string" calcext:value-type="string">
            <text:p>tinyrl_vt100_printf</text:p>
          </table:table-cell>
          <table:table-cell office:value-type="float" office:value="228769" calcext:value-type="float">
            <text:p>228769</text:p>
          </table:table-cell>
          <table:table-cell office:value-type="float" office:value="0" calcext:value-type="float">
            <text:p>0</text:p>
          </table:table-cell>
          <table:table-cell table:formula="of:=[.C29]-[.D29]" office:value-type="float" office:value="228769" calcext:value-type="float">
            <text:p>228769</text:p>
          </table:table-cell>
        </table:table-row>
        <table:table-row table:style-name="ro1">
          <table:table-cell office:value-type="string" calcext:value-type="string">
            <text:p>/opt/build/glibc/glibc-2.24/elf/dl-load.c</text:p>
          </table:table-cell>
          <table:table-cell office:value-type="string" calcext:value-type="string">
            <text:p>_dl_map_object</text:p>
          </table:table-cell>
          <table:table-cell office:value-type="float" office:value="229995" calcext:value-type="float">
            <text:p>229995</text:p>
          </table:table-cell>
          <table:table-cell office:value-type="float" office:value="153426" calcext:value-type="float">
            <text:p>153426</text:p>
          </table:table-cell>
          <table:table-cell table:formula="of:=[.C30]-[.D30]" office:value-type="float" office:value="76569" calcext:value-type="float">
            <text:p>76569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5570</text:p>
          </table:table-cell>
          <table:table-cell office:value-type="float" office:value="231420" calcext:value-type="float">
            <text:p>231420</text:p>
          </table:table-cell>
          <table:table-cell office:value-type="float" office:value="157240" calcext:value-type="float">
            <text:p>157240</text:p>
          </table:table-cell>
          <table:table-cell table:formula="of:=[.C31]-[.D31]" office:value-type="float" office:value="74180" calcext:value-type="float">
            <text:p>74180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dup</text:p>
          </table:table-cell>
          <table:table-cell office:value-type="float" office:value="232464" calcext:value-type="float">
            <text:p>232464</text:p>
          </table:table-cell>
          <table:table-cell office:value-type="float" office:value="129825" calcext:value-type="float">
            <text:p>129825</text:p>
          </table:table-cell>
          <table:table-cell table:formula="of:=[.C32]-[.D32]" office:value-type="float" office:value="102639" calcext:value-type="float">
            <text:p>102639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xmlnode_get_name</text:p>
          </table:table-cell>
          <table:table-cell office:value-type="float" office:value="241770" calcext:value-type="float">
            <text:p>241770</text:p>
          </table:table-cell>
          <table:table-cell office:value-type="float" office:value="161180" calcext:value-type="float">
            <text:p>161180</text:p>
          </table:table-cell>
          <table:table-cell table:formula="of:=[.C33]-[.D33]" office:value-type="float" office:value="80590" calcext:value-type="float">
            <text:p>80590</text:p>
          </table:table-cell>
        </table:table-row>
        <table:table-row table:style-name="ro1">
          <table:table-cell office:value-type="string" calcext:value-type="string">
            <text:p>/opt/build/glibc/glibc-2.24/libio/vsnprintf.c</text:p>
          </table:table-cell>
          <table:table-cell office:value-type="string" calcext:value-type="string">
            <text:p>vsnprintf</text:p>
          </table:table-cell>
          <table:table-cell office:value-type="float" office:value="247323" calcext:value-type="float">
            <text:p>247323</text:p>
          </table:table-cell>
          <table:table-cell office:value-type="float" office:value="164882" calcext:value-type="float">
            <text:p>164882</text:p>
          </table:table-cell>
          <table:table-cell table:formula="of:=[.C34]-[.D34]" office:value-type="float" office:value="82441" calcext:value-type="float">
            <text:p>82441</text:p>
          </table:table-cell>
        </table:table-row>
        <table:table-row table:style-name="ro1">
          <table:table-cell office:value-type="string" calcext:value-type="string">
            <text:p>/home/ykuznetsov/klish-2.1.3/tinyrl/vt100/vt100.c</text:p>
          </table:table-cell>
          <table:table-cell office:value-type="string" calcext:value-type="string">
            <text:p>tinyrl_vt100_vprintf</text:p>
          </table:table-cell>
          <table:table-cell office:value-type="float" office:value="253650" calcext:value-type="float">
            <text:p>253650</text:p>
          </table:table-cell>
          <table:table-cell office:value-type="float" office:value="0" calcext:value-type="float">
            <text:p>0</text:p>
          </table:table-cell>
          <table:table-cell table:formula="of:=[.C35]-[.D35]" office:value-type="float" office:value="253650" calcext:value-type="float">
            <text:p>253650</text:p>
          </table:table-cell>
        </table:table-row>
        <table:table-row table:style-name="ro1">
          <table:table-cell office:value-type="string" calcext:value-type="string">
            <text:p>/opt/build/glibc/glibc-2.24/elf/dl-deps.c</text:p>
          </table:table-cell>
          <table:table-cell office:value-type="string" calcext:value-type="string">
            <text:p>_dl_map_object_deps</text:p>
          </table:table-cell>
          <table:table-cell office:value-type="float" office:value="254313" calcext:value-type="float">
            <text:p>254313</text:p>
          </table:table-cell>
          <table:table-cell office:value-type="float" office:value="169682" calcext:value-type="float">
            <text:p>169682</text:p>
          </table:table-cell>
          <table:table-cell table:formula="of:=[.C36]-[.D36]" office:value-type="float" office:value="84631" calcext:value-type="float">
            <text:p>84631</text:p>
          </table:table-cell>
        </table:table-row>
        <table:table-row table:style-name="ro1">
          <table:table-cell office:value-type="string" calcext:value-type="string">
            <text:p>/opt/build/glibc/glibc-2.24/stdio-common/snprintf.c</text:p>
          </table:table-cell>
          <table:table-cell office:value-type="string" calcext:value-type="string">
            <text:p>snprintf</text:p>
          </table:table-cell>
          <table:table-cell office:value-type="float" office:value="254955" calcext:value-type="float">
            <text:p>254955</text:p>
          </table:table-cell>
          <table:table-cell office:value-type="float" office:value="169970" calcext:value-type="float">
            <text:p>169970</text:p>
          </table:table-cell>
          <table:table-cell table:formula="of:=[.C37]-[.D37]" office:value-type="float" office:value="84985" calcext:value-type="float">
            <text:p>84985</text:p>
          </table:table-cell>
        </table:table-row>
        <table:table-row table:style-name="ro1">
          <table:table-cell office:value-type="string" calcext:value-type="string">
            <text:p>/home/ykuznetsov/klish-2.1.3/lub/argv/argv.c</text:p>
          </table:table-cell>
          <table:table-cell office:value-type="string" calcext:value-type="string">
            <text:p>lub_argv_new</text:p>
          </table:table-cell>
          <table:table-cell office:value-type="float" office:value="260418" calcext:value-type="float">
            <text:p>260418</text:p>
          </table:table-cell>
          <table:table-cell office:value-type="float" office:value="0" calcext:value-type="float">
            <text:p>0</text:p>
          </table:table-cell>
          <table:table-cell table:formula="of:=[.C38]-[.D38]" office:value-type="float" office:value="260418" calcext:value-type="float">
            <text:p>260418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4cb0</text:p>
          </table:table-cell>
          <table:table-cell office:value-type="float" office:value="260586" calcext:value-type="float">
            <text:p>260586</text:p>
          </table:table-cell>
          <table:table-cell office:value-type="float" office:value="173610" calcext:value-type="float">
            <text:p>173610</text:p>
          </table:table-cell>
          <table:table-cell table:formula="of:=[.C39]-[.D39]" office:value-type="float" office:value="86976" calcext:value-type="float">
            <text:p>86976</text:p>
          </table:table-cell>
        </table:table-row>
        <table:table-row table:style-name="ro1">
          <table:table-cell office:value-type="string" calcext:value-type="string">
            <text:p>/opt/build/glibc/glibc-2.24/locale/findlocale.c</text:p>
          </table:table-cell>
          <table:table-cell office:value-type="string" calcext:value-type="string">
            <text:p>_nl_find_locale</text:p>
          </table:table-cell>
          <table:table-cell office:value-type="float" office:value="260718" calcext:value-type="float">
            <text:p>260718</text:p>
          </table:table-cell>
          <table:table-cell office:value-type="float" office:value="173812" calcext:value-type="float">
            <text:p>173812</text:p>
          </table:table-cell>
          <table:table-cell table:formula="of:=[.C40]-[.D40]" office:value-type="float" office:value="86906" calcext:value-type="float">
            <text:p>86906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4c30</text:p>
          </table:table-cell>
          <table:table-cell office:value-type="float" office:value="272847" calcext:value-type="float">
            <text:p>272847</text:p>
          </table:table-cell>
          <table:table-cell office:value-type="float" office:value="181784" calcext:value-type="float">
            <text:p>181784</text:p>
          </table:table-cell>
          <table:table-cell table:formula="of:=[.C41]-[.D41]" office:value-type="float" office:value="91063" calcext:value-type="float">
            <text:p>91063</text:p>
          </table:table-cell>
        </table:table-row>
        <table:table-row table:style-name="ro1"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malloc_consolidate</text:p>
          </table:table-cell>
          <table:table-cell office:value-type="float" office:value="274612" calcext:value-type="float">
            <text:p>274612</text:p>
          </table:table-cell>
          <table:table-cell office:value-type="float" office:value="182013" calcext:value-type="float">
            <text:p>182013</text:p>
          </table:table-cell>
          <table:table-cell table:formula="of:=[.C42]-[.D42]" office:value-type="float" office:value="92599" calcext:value-type="float">
            <text:p>92599</text:p>
          </table:table-cell>
        </table:table-row>
        <table:table-row table:style-name="ro1">
          <table:table-cell office:value-type="string" calcext:value-type="string">
            <text:p>/opt/build/glibc/glibc-2.24/locale/setlocale.c</text:p>
          </table:table-cell>
          <table:table-cell office:value-type="string" calcext:value-type="string">
            <text:p>setlocale</text:p>
          </table:table-cell>
          <table:table-cell office:value-type="float" office:value="277773" calcext:value-type="float">
            <text:p>277773</text:p>
          </table:table-cell>
          <table:table-cell office:value-type="float" office:value="185182" calcext:value-type="float">
            <text:p>185182</text:p>
          </table:table-cell>
          <table:table-cell table:formula="of:=[.C43]-[.D43]" office:value-type="float" office:value="92591" calcext:value-type="float">
            <text:p>92591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XML_ParserCreate_MM</text:p>
          </table:table-cell>
          <table:table-cell office:value-type="float" office:value="291018" calcext:value-type="float">
            <text:p>291018</text:p>
          </table:table-cell>
          <table:table-cell office:value-type="float" office:value="193764" calcext:value-type="float">
            <text:p>193764</text:p>
          </table:table-cell>
          <table:table-cell table:formula="of:=[.C44]-[.D44]" office:value-type="float" office:value="97254" calcext:value-type="float">
            <text:p>97254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XML_ParserCreate</text:p>
          </table:table-cell>
          <table:table-cell office:value-type="float" office:value="291108" calcext:value-type="float">
            <text:p>291108</text:p>
          </table:table-cell>
          <table:table-cell office:value-type="float" office:value="193824" calcext:value-type="float">
            <text:p>193824</text:p>
          </table:table-cell>
          <table:table-cell table:formula="of:=[.C45]-[.D45]" office:value-type="float" office:value="97284" calcext:value-type="float">
            <text:p>97284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tinyrl_redisplay</text:p>
          </table:table-cell>
          <table:table-cell office:value-type="float" office:value="296296" calcext:value-type="float">
            <text:p>296296</text:p>
          </table:table-cell>
          <table:table-cell office:value-type="float" office:value="0" calcext:value-type="float">
            <text:p>0</text:p>
          </table:table-cell>
          <table:table-cell table:formula="of:=[.C46]-[.D46]" office:value-type="float" office:value="296296" calcext:value-type="float">
            <text:p>296296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1a2f0</text:p>
          </table:table-cell>
          <table:table-cell office:value-type="float" office:value="303954" calcext:value-type="float">
            <text:p>303954</text:p>
          </table:table-cell>
          <table:table-cell office:value-type="float" office:value="202636" calcext:value-type="float">
            <text:p>202636</text:p>
          </table:table-cell>
          <table:table-cell table:formula="of:=[.C47]-[.D47]" office:value-type="float" office:value="101318" calcext:value-type="float">
            <text:p>101318</text:p>
          </table:table-cell>
        </table:table-row>
        <table:table-row table:style-name="ro1">
          <table:table-cell office:value-type="string" calcext:value-type="string">
            <text:p>/home/ykuznetsov/klish-2.1.3/lub/ctype/ctype.c</text:p>
          </table:table-cell>
          <table:table-cell office:value-type="string" calcext:value-type="string">
            <text:p>lub_ctype_tolower</text:p>
          </table:table-cell>
          <table:table-cell office:value-type="float" office:value="309520" calcext:value-type="float">
            <text:p>309520</text:p>
          </table:table-cell>
          <table:table-cell office:value-type="float" office:value="0" calcext:value-type="float">
            <text:p>0</text:p>
          </table:table-cell>
          <table:table-cell table:formula="of:=[.C48]-[.D48]" office:value-type="float" office:value="309520" calcext:value-type="float">
            <text:p>309520</text:p>
          </table:table-cell>
        </table:table-row>
        <table:table-row table:style-name="ro1">
          <table:table-cell office:value-type="string" calcext:value-type="string">
            <text:p>/opt/build/glibc/glibc-2.24/string/../sysdeps/x86_64/multiarch/../strcmp.S</text:p>
          </table:table-cell>
          <table:table-cell office:value-type="string" calcext:value-type="string">
            <text:p>strcmp</text:p>
          </table:table-cell>
          <table:table-cell office:value-type="float" office:value="325612" calcext:value-type="float">
            <text:p>325612</text:p>
          </table:table-cell>
          <table:table-cell office:value-type="float" office:value="213684" calcext:value-type="float">
            <text:p>213684</text:p>
          </table:table-cell>
          <table:table-cell table:formula="of:=[.C49]-[.D49]" office:value-type="float" office:value="111928" calcext:value-type="float">
            <text:p>111928</text:p>
          </table:table-cell>
        </table:table-row>
        <table:table-row table:style-name="ro1">
          <table:table-cell office:value-type="string" calcext:value-type="string">
            <text:p>/opt/build/glibc/glibc-2.24/locale/coll-lookup.c</text:p>
          </table:table-cell>
          <table:table-cell office:value-type="string" calcext:value-type="string">
            <text:p>__collseq_table_lookup</text:p>
          </table:table-cell>
          <table:table-cell office:value-type="float" office:value="326424" calcext:value-type="float">
            <text:p>326424</text:p>
          </table:table-cell>
          <table:table-cell office:value-type="float" office:value="217616" calcext:value-type="float">
            <text:p>217616</text:p>
          </table:table-cell>
          <table:table-cell table:formula="of:=[.C50]-[.D50]" office:value-type="float" office:value="108808" calcext:value-type="float">
            <text:p>108808</text:p>
          </table:table-cell>
        </table:table-row>
        <table:table-row table:style-name="ro1">
          <table:table-cell office:value-type="string" calcext:value-type="string">
            <text:p>/opt/build/glibc/glibc-2.24/elf/dl-misc.c</text:p>
          </table:table-cell>
          <table:table-cell office:value-type="string" calcext:value-type="string">
            <text:p>_dl_name_match_p</text:p>
          </table:table-cell>
          <table:table-cell office:value-type="float" office:value="350445" calcext:value-type="float">
            <text:p>350445</text:p>
          </table:table-cell>
          <table:table-cell office:value-type="float" office:value="230687" calcext:value-type="float">
            <text:p>230687</text:p>
          </table:table-cell>
          <table:table-cell table:formula="of:=[.C51]-[.D51]" office:value-type="float" office:value="119758" calcext:value-type="float">
            <text:p>119758</text:p>
          </table:table-cell>
        </table:table-row>
        <table:table-row table:style-name="ro1"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realloc</text:p>
          </table:table-cell>
          <table:table-cell office:value-type="float" office:value="361166" calcext:value-type="float">
            <text:p>361166</text:p>
          </table:table-cell>
          <table:table-cell office:value-type="float" office:value="210302" calcext:value-type="float">
            <text:p>210302</text:p>
          </table:table-cell>
          <table:table-cell table:formula="of:=[.C52]-[.D52]" office:value-type="float" office:value="150864" calcext:value-type="float">
            <text:p>150864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calc_eclosure_iter</text:p>
          </table:table-cell>
          <table:table-cell office:value-type="float" office:value="383307" calcext:value-type="float">
            <text:p>383307</text:p>
          </table:table-cell>
          <table:table-cell office:value-type="float" office:value="255514" calcext:value-type="float">
            <text:p>255514</text:p>
          </table:table-cell>
          <table:table-cell table:formula="of:=[.C53]-[.D53]" office:value-type="float" office:value="127793" calcext:value-type="float">
            <text:p>127793</text:p>
          </table:table-cell>
        </table:table-row>
        <table:table-row table:style-name="ro1">
          <table:table-cell office:value-type="string" calcext:value-type="string">
            <text:p>/opt/build/glibc/glibc-2.24/elf/dl-open.c</text:p>
          </table:table-cell>
          <table:table-cell office:value-type="string" calcext:value-type="string">
            <text:p>dl_open_worker</text:p>
          </table:table-cell>
          <table:table-cell office:value-type="float" office:value="396066" calcext:value-type="float">
            <text:p>396066</text:p>
          </table:table-cell>
          <table:table-cell office:value-type="float" office:value="264356" calcext:value-type="float">
            <text:p>264356</text:p>
          </table:table-cell>
          <table:table-cell table:formula="of:=[.C54]-[.D54]" office:value-type="float" office:value="131710" calcext:value-type="float">
            <text:p>131710</text:p>
          </table:table-cell>
        </table:table-row>
        <table:table-row table:style-name="ro1">
          <table:table-cell office:value-type="string" calcext:value-type="string">
            <text:p>/opt/build/glibc/glibc-2.24/elf/dl-open.c</text:p>
          </table:table-cell>
          <table:table-cell office:value-type="string" calcext:value-type="string">
            <text:p>_dl_open</text:p>
          </table:table-cell>
          <table:table-cell office:value-type="float" office:value="396492" calcext:value-type="float">
            <text:p>396492</text:p>
          </table:table-cell>
          <table:table-cell office:value-type="float" office:value="264640" calcext:value-type="float">
            <text:p>264640</text:p>
          </table:table-cell>
          <table:table-cell table:formula="of:=[.C55]-[.D55]" office:value-type="float" office:value="131852" calcext:value-type="float">
            <text:p>131852</text:p>
          </table:table-cell>
        </table:table-row>
        <table:table-row table:style-name="ro1">
          <table:table-cell office:value-type="string" calcext:value-type="string">
            <text:p>/opt/build/glibc/glibc-2.24/dlfcn/dlopen.c</text:p>
          </table:table-cell>
          <table:table-cell office:value-type="string" calcext:value-type="string">
            <text:p>dlopen_doit</text:p>
          </table:table-cell>
          <table:table-cell office:value-type="float" office:value="396579" calcext:value-type="float">
            <text:p>396579</text:p>
          </table:table-cell>
          <table:table-cell office:value-type="float" office:value="264698" calcext:value-type="float">
            <text:p>264698</text:p>
          </table:table-cell>
          <table:table-cell table:formula="of:=[.C56]-[.D56]" office:value-type="float" office:value="131881" calcext:value-type="float">
            <text:p>131881</text:p>
          </table:table-cell>
        </table:table-row>
        <table:table-row table:style-name="ro1">
          <table:table-cell office:value-type="string" calcext:value-type="string">
            <text:p>/opt/build/glibc/glibc-2.24/dlfcn/dlopen.c</text:p>
          </table:table-cell>
          <table:table-cell office:value-type="string" calcext:value-type="string">
            <text:p>dlopen@@GLIBC_2.2.5</text:p>
          </table:table-cell>
          <table:table-cell office:value-type="float" office:value="396942" calcext:value-type="float">
            <text:p>396942</text:p>
          </table:table-cell>
          <table:table-cell office:value-type="float" office:value="264940" calcext:value-type="float">
            <text:p>264940</text:p>
          </table:table-cell>
          <table:table-cell table:formula="of:=[.C57]-[.D57]" office:value-type="float" office:value="132002" calcext:value-type="float">
            <text:p>132002</text:p>
          </table:table-cell>
        </table:table-row>
        <table:table-row table:style-name="ro1">
          <table:table-cell office:value-type="string" calcext:value-type="string">
            <text:p>/opt/build/glibc/glibc-2.24/dlfcn/dlerror.c</text:p>
          </table:table-cell>
          <table:table-cell office:value-type="string" calcext:value-type="string">
            <text:p>_dlerror_run</text:p>
          </table:table-cell>
          <table:table-cell office:value-type="float" office:value="407311" calcext:value-type="float">
            <text:p>407311</text:p>
          </table:table-cell>
          <table:table-cell office:value-type="float" office:value="272652" calcext:value-type="float">
            <text:p>272652</text:p>
          </table:table-cell>
          <table:table-cell table:formula="of:=[.C58]-[.D58]" office:value-type="float" office:value="134659" calcext:value-type="float">
            <text:p>134659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f290</text:p>
          </table:table-cell>
          <table:table-cell office:value-type="float" office:value="435885" calcext:value-type="float">
            <text:p>435885</text:p>
          </table:table-cell>
          <table:table-cell office:value-type="float" office:value="290590" calcext:value-type="float">
            <text:p>290590</text:p>
          </table:table-cell>
          <table:table-cell table:formula="of:=[.C59]-[.D59]" office:value-type="float" office:value="145295" calcext:value-type="float">
            <text:p>145295</text:p>
          </table:table-cell>
        </table:table-row>
        <table:table-row table:style-name="ro1">
          <table:table-cell office:value-type="string" calcext:value-type="string">
            <text:p>/opt/build/glibc/glibc-2.24/stdio-common/vfprintf.c</text:p>
          </table:table-cell>
          <table:table-cell office:value-type="string" calcext:value-type="string">
            <text:p>vfprintf</text:p>
          </table:table-cell>
          <table:table-cell office:value-type="float" office:value="451271" calcext:value-type="float">
            <text:p>451271</text:p>
          </table:table-cell>
          <table:table-cell office:value-type="float" office:value="159439" calcext:value-type="float">
            <text:p>159439</text:p>
          </table:table-cell>
          <table:table-cell table:formula="of:=[.C60]-[.D60]" office:value-type="float" office:value="291832" calcext:value-type="float">
            <text:p>291832</text:p>
          </table:table-cell>
        </table:table-row>
        <table:table-row table:style-name="ro1">
          <table:table-cell office:value-type="string" calcext:value-type="string">
            <text:p>/home/ykuznetsov/klish-2.1.3/clish/plugin/plugin.c</text:p>
          </table:table-cell>
          <table:table-cell office:value-type="string" calcext:value-type="string">
            <text:p>clish_plugin_load</text:p>
          </table:table-cell>
          <table:table-cell office:value-type="float" office:value="463425" calcext:value-type="float">
            <text:p>463425</text:p>
          </table:table-cell>
          <table:table-cell office:value-type="float" office:value="309384" calcext:value-type="float">
            <text:p>309384</text:p>
          </table:table-cell>
          <table:table-cell table:formula="of:=[.C61]-[.D61]" office:value-type="float" office:value="154041" calcext:value-type="float">
            <text:p>154041</text:p>
          </table:table-cell>
        </table:table-row>
        <table:table-row table:style-name="ro1">
          <table:table-cell office:value-type="string" calcext:value-type="string">
            <text:p>/home/ykuznetsov/klish-2.1.3/clish/shell/shell_plugin.c</text:p>
          </table:table-cell>
          <table:table-cell office:value-type="string" calcext:value-type="string">
            <text:p>clish_shell_load_plugins</text:p>
          </table:table-cell>
          <table:table-cell office:value-type="float" office:value="465414" calcext:value-type="float">
            <text:p>465414</text:p>
          </table:table-cell>
          <table:table-cell office:value-type="float" office:value="310710" calcext:value-type="float">
            <text:p>310710</text:p>
          </table:table-cell>
          <table:table-cell table:formula="of:=[.C62]-[.D62]" office:value-type="float" office:value="154704" calcext:value-type="float">
            <text:p>154704</text:p>
          </table:table-cell>
        </table:table-row>
        <table:table-row table:style-name="ro1">
          <table:table-cell office:value-type="string" calcext:value-type="string">
            <text:p>/opt/build/glibc/glibc-2.24/elf/dl-error.c</text:p>
          </table:table-cell>
          <table:table-cell office:value-type="string" calcext:value-type="string">
            <text:p>_dl_catch_error'2</text:p>
          </table:table-cell>
          <table:table-cell office:value-type="float" office:value="469740" calcext:value-type="float">
            <text:p>469740</text:p>
          </table:table-cell>
          <table:table-cell office:value-type="float" office:value="313472" calcext:value-type="float">
            <text:p>313472</text:p>
          </table:table-cell>
          <table:table-cell table:formula="of:=[.C63]-[.D63]" office:value-type="float" office:value="156268" calcext:value-type="float">
            <text:p>156268</text:p>
          </table:table-cell>
        </table:table-row>
        <table:table-row table:style-name="ro1">
          <table:table-cell office:value-type="string" calcext:value-type="string">
            <text:p>/home/ykuznetsov/klish-2.1.3/lub/bintree/bintree_splay.c</text:p>
          </table:table-cell>
          <table:table-cell office:value-type="string" calcext:value-type="string">
            <text:p>lub_bintree_splay</text:p>
          </table:table-cell>
          <table:table-cell office:value-type="float" office:value="529325" calcext:value-type="float">
            <text:p>529325</text:p>
          </table:table-cell>
          <table:table-cell office:value-type="float" office:value="0" calcext:value-type="float">
            <text:p>0</text:p>
          </table:table-cell>
          <table:table-cell table:formula="of:=[.C64]-[.D64]" office:value-type="float" office:value="529325" calcext:value-type="float">
            <text:p>529325</text:p>
          </table:table-cell>
        </table:table-row>
        <table:table-row table:style-name="ro1">
          <table:table-cell office:value-type="string" calcext:value-type="string">
            <text:p>/opt/build/glibc/glibc-2.24/elf/dl-error.c</text:p>
          </table:table-cell>
          <table:table-cell office:value-type="string" calcext:value-type="string">
            <text:p>_dl_catch_error</text:p>
          </table:table-cell>
          <table:table-cell office:value-type="float" office:value="561140" calcext:value-type="float">
            <text:p>561140</text:p>
          </table:table-cell>
          <table:table-cell office:value-type="float" office:value="375193" calcext:value-type="float">
            <text:p>375193</text:p>
          </table:table-cell>
          <table:table-cell table:formula="of:=[.C65]-[.D65]" office:value-type="float" office:value="185947" calcext:value-type="float">
            <text:p>185947</text:p>
          </table:table-cell>
        </table:table-row>
        <table:table-row table:style-name="ro1">
          <table:table-cell office:value-type="string" calcext:value-type="string">
            <text:p>/home/ykuznetsov/klish-2.1.3/clish/shell/shell_new.c</text:p>
          </table:table-cell>
          <table:table-cell office:value-type="string" calcext:value-type="string">
            <text:p>clish_shell_init</text:p>
          </table:table-cell>
          <table:table-cell office:value-type="float" office:value="571632" calcext:value-type="float">
            <text:p>571632</text:p>
          </table:table-cell>
          <table:table-cell office:value-type="float" office:value="381088" calcext:value-type="float">
            <text:p>381088</text:p>
          </table:table-cell>
          <table:table-cell table:formula="of:=[.C66]-[.D66]" office:value-type="float" office:value="190544" calcext:value-type="float">
            <text:p>190544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expat_free_node</text:p>
          </table:table-cell>
          <table:table-cell office:value-type="float" office:value="573078" calcext:value-type="float">
            <text:p>573078</text:p>
          </table:table-cell>
          <table:table-cell office:value-type="float" office:value="382110" calcext:value-type="float">
            <text:p>382110</text:p>
          </table:table-cell>
          <table:table-cell table:formula="of:=[.C67]-[.D67]" office:value-type="float" office:value="190968" calcext:value-type="float">
            <text:p>190968</text:p>
          </table:table-cell>
        </table:table-row>
        <table:table-row table:style-name="ro1">
          <table:table-cell office:value-type="string" calcext:value-type="string">
            <text:p>/home/ykuznetsov/klish-2.1.3/clish/shell/shell_new.c</text:p>
          </table:table-cell>
          <table:table-cell office:value-type="string" calcext:value-type="string">
            <text:p>clish_shell_new</text:p>
          </table:table-cell>
          <table:table-cell office:value-type="float" office:value="576633" calcext:value-type="float">
            <text:p>576633</text:p>
          </table:table-cell>
          <table:table-cell office:value-type="float" office:value="384422" calcext:value-type="float">
            <text:p>384422</text:p>
          </table:table-cell>
          <table:table-cell table:formula="of:=[.C68]-[.D68]" office:value-type="float" office:value="192211" calcext:value-type="float">
            <text:p>192211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xmldoc_release</text:p>
          </table:table-cell>
          <table:table-cell office:value-type="float" office:value="579048" calcext:value-type="float">
            <text:p>579048</text:p>
          </table:table-cell>
          <table:table-cell office:value-type="float" office:value="386090" calcext:value-type="float">
            <text:p>386090</text:p>
          </table:table-cell>
          <table:table-cell table:formula="of:=[.C69]-[.D69]" office:value-type="float" office:value="192958" calcext:value-type="float">
            <text:p>192958</text:p>
          </table:table-cell>
        </table:table-row>
        <table:table-row table:style-name="ro1">
          <table:table-cell office:value-type="string" calcext:value-type="string">
            <text:p>/home/ykuznetsov/klish-2.1.3/lub/bintree/bintree_findnext.c</text:p>
          </table:table-cell>
          <table:table-cell office:value-type="string" calcext:value-type="string">
            <text:p>lub_bintree_findnext</text:p>
          </table:table-cell>
          <table:table-cell office:value-type="float" office:value="581451" calcext:value-type="float">
            <text:p>581451</text:p>
          </table:table-cell>
          <table:table-cell office:value-type="float" office:value="0" calcext:value-type="float">
            <text:p>0</text:p>
          </table:table-cell>
          <table:table-cell table:formula="of:=[.C70]-[.D70]" office:value-type="float" office:value="581451" calcext:value-type="float">
            <text:p>581451</text:p>
          </table:table-cell>
        </table:table-row>
        <table:table-row table:style-name="ro1">
          <table:table-cell office:value-type="string" calcext:value-type="string">
            <text:p>/home/ykuznetsov/klish-2.1.3/clish/command/command.c</text:p>
          </table:table-cell>
          <table:table-cell office:value-type="string" calcext:value-type="string">
            <text:p>clish_command_bt_compare</text:p>
          </table:table-cell>
          <table:table-cell office:value-type="float" office:value="588422" calcext:value-type="float">
            <text:p>588422</text:p>
          </table:table-cell>
          <table:table-cell office:value-type="float" office:value="0" calcext:value-type="float">
            <text:p>0</text:p>
          </table:table-cell>
          <table:table-cell table:formula="of:=[.C71]-[.D71]" office:value-type="float" office:value="588422" calcext:value-type="float">
            <text:p>588422</text:p>
          </table:table-cell>
        </table:table-row>
        <table:table-row table:style-name="ro1">
          <table:table-cell office:value-type="string" calcext:value-type="string">
            <text:p>/opt/build/glibc/glibc-2.24/wcsmbs/btowc.c</text:p>
          </table:table-cell>
          <table:table-cell office:value-type="string" calcext:value-type="string">
            <text:p>btowc</text:p>
          </table:table-cell>
          <table:table-cell office:value-type="float" office:value="592872" calcext:value-type="float">
            <text:p>592872</text:p>
          </table:table-cell>
          <table:table-cell office:value-type="float" office:value="395248" calcext:value-type="float">
            <text:p>395248</text:p>
          </table:table-cell>
          <table:table-cell table:formula="of:=[.C72]-[.D72]" office:value-type="float" office:value="197624" calcext:value-type="float">
            <text:p>197624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nocasecmp</text:p>
          </table:table-cell>
          <table:table-cell office:value-type="float" office:value="596936" calcext:value-type="float">
            <text:p>596936</text:p>
          </table:table-cell>
          <table:table-cell office:value-type="float" office:value="0" calcext:value-type="float">
            <text:p>0</text:p>
          </table:table-cell>
          <table:table-cell table:formula="of:=[.C73]-[.D73]" office:value-type="float" office:value="596936" calcext:value-type="float">
            <text:p>596936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expat_element_start</text:p>
          </table:table-cell>
          <table:table-cell office:value-type="float" office:value="614340" calcext:value-type="float">
            <text:p>614340</text:p>
          </table:table-cell>
          <table:table-cell office:value-type="float" office:value="408488" calcext:value-type="float">
            <text:p>408488</text:p>
          </table:table-cell>
          <table:table-cell table:formula="of:=[.C74]-[.D74]" office:value-type="float" office:value="205852" calcext:value-type="float">
            <text:p>205852</text:p>
          </table:table-cell>
        </table:table-row>
        <table:table-row table:style-name="ro1">
          <table:table-cell office:value-type="string" calcext:value-type="string">
            <text:p>/home/ykuznetsov/klish-2.1.3/clish/shell/shell_startup.c</text:p>
          </table:table-cell>
          <table:table-cell office:value-type="string" calcext:value-type="string">
            <text:p>clish_shell_prepare</text:p>
          </table:table-cell>
          <table:table-cell office:value-type="float" office:value="679854" calcext:value-type="float">
            <text:p>679854</text:p>
          </table:table-cell>
          <table:table-cell office:value-type="float" office:value="453058" calcext:value-type="float">
            <text:p>453058</text:p>
          </table:table-cell>
          <table:table-cell table:formula="of:=[.C75]-[.D75]" office:value-type="float" office:value="226796" calcext:value-type="float">
            <text:p>226796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param</text:p>
          </table:table-cell>
          <table:table-cell office:value-type="float" office:value="720270" calcext:value-type="float">
            <text:p>720270</text:p>
          </table:table-cell>
          <table:table-cell office:value-type="float" office:value="482606" calcext:value-type="float">
            <text:p>482606</text:p>
          </table:table-cell>
          <table:table-cell table:formula="of:=[.C76]-[.D76]" office:value-type="float" office:value="237664" calcext:value-type="float">
            <text:p>237664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13e60</text:p>
          </table:table-cell>
          <table:table-cell office:value-type="float" office:value="745899" calcext:value-type="float">
            <text:p>745899</text:p>
          </table:table-cell>
          <table:table-cell office:value-type="float" office:value="497266" calcext:value-type="float">
            <text:p>497266</text:p>
          </table:table-cell>
          <table:table-cell table:formula="of:=[.C77]-[.D77]" office:value-type="float" office:value="248633" calcext:value-type="float">
            <text:p>248633</text:p>
          </table:table-cell>
        </table:table-row>
        <table:table-row table:style-name="ro1">
          <table:table-cell office:value-type="string" calcext:value-type="string">
            <text:p>/opt/build/glibc/glibc-2.24/elf/rtld.c</text:p>
          </table:table-cell>
          <table:table-cell office:value-type="string" calcext:value-type="string">
            <text:p>dl_main</text:p>
          </table:table-cell>
          <table:table-cell office:value-type="float" office:value="813192" calcext:value-type="float">
            <text:p>813192</text:p>
          </table:table-cell>
          <table:table-cell office:value-type="float" office:value="542128" calcext:value-type="float">
            <text:p>542128</text:p>
          </table:table-cell>
          <table:table-cell table:formula="of:=[.C78]-[.D78]" office:value-type="float" office:value="271064" calcext:value-type="float">
            <text:p>271064</text:p>
          </table:table-cell>
        </table:table-row>
        <table:table-row table:style-name="ro1">
          <table:table-cell office:value-type="string" calcext:value-type="string">
            <text:p>/opt/build/glibc/glibc-2.24/elf/../elf/dl-sysdep.c</text:p>
          </table:table-cell>
          <table:table-cell office:value-type="string" calcext:value-type="string">
            <text:p>_dl_sysdep_start</text:p>
          </table:table-cell>
          <table:table-cell office:value-type="float" office:value="815220" calcext:value-type="float">
            <text:p>815220</text:p>
          </table:table-cell>
          <table:table-cell office:value-type="float" office:value="543480" calcext:value-type="float">
            <text:p>543480</text:p>
          </table:table-cell>
          <table:table-cell table:formula="of:=[.C79]-[.D79]" office:value-type="float" office:value="271740" calcext:value-type="float">
            <text:p>271740</text:p>
          </table:table-cell>
        </table:table-row>
        <table:table-row table:style-name="ro1">
          <table:table-cell office:value-type="string" calcext:value-type="string">
            <text:p>/opt/build/glibc/glibc-2.24/elf/rtld.c</text:p>
          </table:table-cell>
          <table:table-cell office:value-type="string" calcext:value-type="string">
            <text:p>_dl_start</text:p>
          </table:table-cell>
          <table:table-cell office:value-type="float" office:value="817149" calcext:value-type="float">
            <text:p>817149</text:p>
          </table:table-cell>
          <table:table-cell office:value-type="float" office:value="544766" calcext:value-type="float">
            <text:p>544766</text:p>
          </table:table-cell>
          <table:table-cell table:formula="of:=[.C80]-[.D80]" office:value-type="float" office:value="272383" calcext:value-type="float">
            <text:p>272383</text:p>
          </table:table-cell>
        </table:table-row>
        <table:table-row table:style-name="ro1">
          <table:table-cell office:value-type="string" calcext:value-type="string">
            <text:p>/opt/build/glibc/glibc-2.24/elf/dl-reloc.c</text:p>
          </table:table-cell>
          <table:table-cell office:value-type="string" calcext:value-type="string">
            <text:p>_dl_relocate_object</text:p>
          </table:table-cell>
          <table:table-cell office:value-type="float" office:value="865041" calcext:value-type="float">
            <text:p>865041</text:p>
          </table:table-cell>
          <table:table-cell office:value-type="float" office:value="576694" calcext:value-type="float">
            <text:p>576694</text:p>
          </table:table-cell>
          <table:table-cell table:formula="of:=[.C81]-[.D81]" office:value-type="float" office:value="288347" calcext:value-type="float">
            <text:p>288347</text:p>
          </table:table-cell>
        </table:table-row>
        <table:table-row table:style-name="ro1">
          <table:table-cell office:value-type="string" calcext:value-type="string">
            <text:p>/home/ykuznetsov/klish-2.1.3/clish/view/view.c</text:p>
          </table:table-cell>
          <table:table-cell office:value-type="string" calcext:value-type="string">
            <text:p>clish_view_find_next_completion</text:p>
          </table:table-cell>
          <table:table-cell office:value-type="float" office:value="878018" calcext:value-type="float">
            <text:p>878018</text:p>
          </table:table-cell>
          <table:table-cell office:value-type="float" office:value="0" calcext:value-type="float">
            <text:p>0</text:p>
          </table:table-cell>
          <table:table-cell table:formula="of:=[.C82]-[.D82]" office:value-type="float" office:value="878018" calcext:value-type="float">
            <text:p>878018</text:p>
          </table:table-cell>
        </table:table-row>
        <table:table-row table:style-name="ro1">
          <table:table-cell office:value-type="string" calcext:value-type="string">
            <text:p>/home/ykuznetsov/klish-2.1.3/clish/shell/shell_command.c</text:p>
          </table:table-cell>
          <table:table-cell office:value-type="string" calcext:value-type="string">
            <text:p>clish_shell_find_next_completion</text:p>
          </table:table-cell>
          <table:table-cell office:value-type="float" office:value="894619" calcext:value-type="float">
            <text:p>894619</text:p>
          </table:table-cell>
          <table:table-cell office:value-type="float" office:value="0" calcext:value-type="float">
            <text:p>0</text:p>
          </table:table-cell>
          <table:table-cell table:formula="of:=[.C83]-[.D83]" office:value-type="float" office:value="894619" calcext:value-type="float">
            <text:p>894619</text:p>
          </table:table-cell>
        </table:table-row>
        <table:table-row table:style-name="ro1"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_int_free</text:p>
          </table:table-cell>
          <table:table-cell office:value-type="float" office:value="894649" calcext:value-type="float">
            <text:p>894649</text:p>
          </table:table-cell>
          <table:table-cell office:value-type="float" office:value="551056" calcext:value-type="float">
            <text:p>551056</text:p>
          </table:table-cell>
          <table:table-cell table:formula="of:=[.C84]-[.D84]" office:value-type="float" office:value="343593" calcext:value-type="float">
            <text:p>343593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view</text:p>
          </table:table-cell>
          <table:table-cell office:value-type="float" office:value="907455" calcext:value-type="float">
            <text:p>907455</text:p>
          </table:table-cell>
          <table:table-cell office:value-type="float" office:value="606316" calcext:value-type="float">
            <text:p>606316</text:p>
          </table:table-cell>
          <table:table-cell table:formula="of:=[.C85]-[.D85]" office:value-type="float" office:value="301139" calcext:value-type="float">
            <text:p>301139</text:p>
          </table:table-cell>
        </table:table-row>
        <table:table-row table:style-name="ro1">
          <table:table-cell office:value-type="string" calcext:value-type="string">
            <text:p>/opt/build/glibc/glibc-2.24/elf/../elf/dl-runtime.c</text:p>
          </table:table-cell>
          <table:table-cell office:value-type="string" calcext:value-type="string">
            <text:p>_dl_fixup</text:p>
          </table:table-cell>
          <table:table-cell office:value-type="float" office:value="971180" calcext:value-type="float">
            <text:p>971180</text:p>
          </table:table-cell>
          <table:table-cell office:value-type="float" office:value="590996" calcext:value-type="float">
            <text:p>590996</text:p>
          </table:table-cell>
          <table:table-cell table:formula="of:=[.C86]-[.D86]" office:value-type="float" office:value="380184" calcext:value-type="float">
            <text:p>380184</text:p>
          </table:table-cell>
        </table:table-row>
        <table:table-row table:style-name="ro1">
          <table:table-cell office:value-type="string" calcext:value-type="string">
            <text:p>/opt/build/glibc/glibc-2.24/string/strdup.c</text:p>
          </table:table-cell>
          <table:table-cell office:value-type="string" calcext:value-type="string">
            <text:p>strdup</text:p>
          </table:table-cell>
          <table:table-cell office:value-type="float" office:value="1030715" calcext:value-type="float">
            <text:p>1030715</text:p>
          </table:table-cell>
          <table:table-cell office:value-type="float" office:value="637361" calcext:value-type="float">
            <text:p>637361</text:p>
          </table:table-cell>
          <table:table-cell table:formula="of:=[.C87]-[.D87]" office:value-type="float" office:value="393354" calcext:value-type="float">
            <text:p>393354</text:p>
          </table:table-cell>
        </table:table-row>
        <table:table-row table:style-name="ro1"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free</text:p>
          </table:table-cell>
          <table:table-cell office:value-type="float" office:value="1079282" calcext:value-type="float">
            <text:p>1079282</text:p>
          </table:table-cell>
          <table:table-cell office:value-type="float" office:value="672511" calcext:value-type="float">
            <text:p>672511</text:p>
          </table:table-cell>
          <table:table-cell table:formula="of:=[.C88]-[.D88]" office:value-type="float" office:value="406771" calcext:value-type="float">
            <text:p>406771</text:p>
          </table:table-cell>
        </table:table-row>
        <table:table-row table:style-name="ro1">
          <table:table-cell office:value-type="string" calcext:value-type="string">
            <text:p>/opt/build/glibc/glibc-2.24/elf/dl-lookup.c</text:p>
          </table:table-cell>
          <table:table-cell office:value-type="string" calcext:value-type="string">
            <text:p>do_lookup_x</text:p>
          </table:table-cell>
          <table:table-cell office:value-type="float" office:value="1139197" calcext:value-type="float">
            <text:p>1139197</text:p>
          </table:table-cell>
          <table:table-cell office:value-type="float" office:value="728067" calcext:value-type="float">
            <text:p>728067</text:p>
          </table:table-cell>
          <table:table-cell table:formula="of:=[.C89]-[.D89]" office:value-type="float" office:value="411130" calcext:value-type="float">
            <text:p>411130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7580</text:p>
          </table:table-cell>
          <table:table-cell office:value-type="float" office:value="1142904" calcext:value-type="float">
            <text:p>1142904</text:p>
          </table:table-cell>
          <table:table-cell office:value-type="float" office:value="765848" calcext:value-type="float">
            <text:p>765848</text:p>
          </table:table-cell>
          <table:table-cell table:formula="of:=[.C90]-[.D90]" office:value-type="float" office:value="377056" calcext:value-type="float">
            <text:p>377056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expat_free_node'2</text:p>
          </table:table-cell>
          <table:table-cell office:value-type="float" office:value="1248390" calcext:value-type="float">
            <text:p>1248390</text:p>
          </table:table-cell>
          <table:table-cell office:value-type="float" office:value="832318" calcext:value-type="float">
            <text:p>832318</text:p>
          </table:table-cell>
          <table:table-cell table:formula="of:=[.C91]-[.D91]" office:value-type="float" office:value="416072" calcext:value-type="float">
            <text:p>416072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expat_chardata_handler</text:p>
          </table:table-cell>
          <table:table-cell office:value-type="float" office:value="1327308" calcext:value-type="float">
            <text:p>1327308</text:p>
          </table:table-cell>
          <table:table-cell office:value-type="float" office:value="888044" calcext:value-type="float">
            <text:p>888044</text:p>
          </table:table-cell>
          <table:table-cell table:formula="of:=[.C92]-[.D92]" office:value-type="float" office:value="439264" calcext:value-type="float">
            <text:p>439264</text:p>
          </table:table-cell>
        </table:table-row>
        <table:table-row table:style-name="ro1">
          <table:table-cell office:value-type="string" calcext:value-type="string">
            <text:p>/home/ykuznetsov/klish-2.1.3/clish/shell/shell_tinyrl.c</text:p>
          </table:table-cell>
          <table:table-cell office:value-type="string" calcext:value-type="string">
            <text:p>clish_shell_tinyrl_completion</text:p>
          </table:table-cell>
          <table:table-cell office:value-type="float" office:value="1343586" calcext:value-type="float">
            <text:p>1343586</text:p>
          </table:table-cell>
          <table:table-cell office:value-type="float" office:value="0" calcext:value-type="float">
            <text:p>0</text:p>
          </table:table-cell>
          <table:table-cell table:formula="of:=[.C93]-[.D93]" office:value-type="float" office:value="1343586" calcext:value-type="float">
            <text:p>1343586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5686930</text:p>
          </table:table-cell>
          <table:table-cell office:value-type="float" office:value="1362028" calcext:value-type="float">
            <text:p>1362028</text:p>
          </table:table-cell>
          <table:table-cell office:value-type="float" office:value="872421" calcext:value-type="float">
            <text:p>872421</text:p>
          </table:table-cell>
          <table:table-cell table:formula="of:=[.C94]-[.D94]" office:value-type="float" office:value="489607" calcext:value-type="float">
            <text:p>489607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command</text:p>
          </table:table-cell>
          <table:table-cell office:value-type="float" office:value="1381344" calcext:value-type="float">
            <text:p>1381344</text:p>
          </table:table-cell>
          <table:table-cell office:value-type="float" office:value="923308" calcext:value-type="float">
            <text:p>923308</text:p>
          </table:table-cell>
          <table:table-cell table:formula="of:=[.C95]-[.D95]" office:value-type="float" office:value="458036" calcext:value-type="float">
            <text:p>458036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tinyrl_complete_with_extensions</text:p>
          </table:table-cell>
          <table:table-cell office:value-type="float" office:value="1442595" calcext:value-type="float">
            <text:p>1442595</text:p>
          </table:table-cell>
          <table:table-cell office:value-type="float" office:value="0" calcext:value-type="float">
            <text:p>0</text:p>
          </table:table-cell>
          <table:table-cell table:formula="of:=[.C96]-[.D96]" office:value-type="float" office:value="1442595" calcext:value-type="float">
            <text:p>1442595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tinyrl_key_tab</text:p>
          </table:table-cell>
          <table:table-cell office:value-type="float" office:value="1445162" calcext:value-type="float">
            <text:p>1445162</text:p>
          </table:table-cell>
          <table:table-cell office:value-type="float" office:value="0" calcext:value-type="float">
            <text:p>0</text:p>
          </table:table-cell>
          <table:table-cell table:formula="of:=[.C97]-[.D97]" office:value-type="float" office:value="1445162" calcext:value-type="float">
            <text:p>1445162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expat_make_node</text:p>
          </table:table-cell>
          <table:table-cell office:value-type="float" office:value="1479522" calcext:value-type="float">
            <text:p>1479522</text:p>
          </table:table-cell>
          <table:table-cell office:value-type="float" office:value="986524" calcext:value-type="float">
            <text:p>986524</text:p>
          </table:table-cell>
          <table:table-cell table:formula="of:=[.C98]-[.D98]" office:value-type="float" office:value="492998" calcext:value-type="float">
            <text:p>492998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tinyrl_do_complete</text:p>
          </table:table-cell>
          <table:table-cell office:value-type="float" office:value="1506043" calcext:value-type="float">
            <text:p>1506043</text:p>
          </table:table-cell>
          <table:table-cell office:value-type="float" office:value="0" calcext:value-type="float">
            <text:p>0</text:p>
          </table:table-cell>
          <table:table-cell table:formula="of:=[.C99]-[.D99]" office:value-type="float" office:value="1506043" calcext:value-type="float">
            <text:p>1506043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expression</text:p>
          </table:table-cell>
          <table:table-cell office:value-type="float" office:value="1528908" calcext:value-type="float">
            <text:p>1528908</text:p>
          </table:table-cell>
          <table:table-cell office:value-type="float" office:value="1019466" calcext:value-type="float">
            <text:p>1019466</text:p>
          </table:table-cell>
          <table:table-cell table:formula="of:=[.C100]-[.D100]" office:value-type="float" office:value="509442" calcext:value-type="float">
            <text:p>509442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branch</text:p>
          </table:table-cell>
          <table:table-cell office:value-type="float" office:value="1532772" calcext:value-type="float">
            <text:p>1532772</text:p>
          </table:table-cell>
          <table:table-cell office:value-type="float" office:value="1022042" calcext:value-type="float">
            <text:p>1022042</text:p>
          </table:table-cell>
          <table:table-cell table:formula="of:=[.C101]-[.D101]" office:value-type="float" office:value="510730" calcext:value-type="float">
            <text:p>510730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reg_exp</text:p>
          </table:table-cell>
          <table:table-cell office:value-type="float" office:value="1533633" calcext:value-type="float">
            <text:p>1533633</text:p>
          </table:table-cell>
          <table:table-cell office:value-type="float" office:value="1022616" calcext:value-type="float">
            <text:p>1022616</text:p>
          </table:table-cell>
          <table:table-cell table:formula="of:=[.C102]-[.D102]" office:value-type="float" office:value="511017" calcext:value-type="float">
            <text:p>511017</text:p>
          </table:table-cell>
        </table:table-row>
        <table:table-row table:style-name="ro1">
          <table:table-cell office:value-type="string" calcext:value-type="string">
            <text:p>/opt/build/glibc/glibc-2.24/elf/dl-lookup.c</text:p>
          </table:table-cell>
          <table:table-cell office:value-type="string" calcext:value-type="string">
            <text:p>_dl_lookup_symbol_x</text:p>
          </table:table-cell>
          <table:table-cell office:value-type="float" office:value="1567571" calcext:value-type="float">
            <text:p>1567571</text:p>
          </table:table-cell>
          <table:table-cell office:value-type="float" office:value="994177" calcext:value-type="float">
            <text:p>994177</text:p>
          </table:table-cell>
          <table:table-cell table:formula="of:=[.C103]-[.D103]" office:value-type="float" office:value="573394" calcext:value-type="float">
            <text:p>573394</text:p>
          </table:table-cell>
        </table:table-row>
        <table:table-row table:style-name="ro1">
          <table:table-cell office:value-type="string" calcext:value-type="string">
            <text:p>/opt/build/glibc/glibc-2.24/iconv/../iconv/skeleton.c</text:p>
          </table:table-cell>
          <table:table-cell office:value-type="string" calcext:value-type="string">
            <text:p>__gconv_transform_utf8_internal</text:p>
          </table:table-cell>
          <table:table-cell office:value-type="float" office:value="1772397" calcext:value-type="float">
            <text:p>1772397</text:p>
          </table:table-cell>
          <table:table-cell office:value-type="float" office:value="1181598" calcext:value-type="float">
            <text:p>1181598</text:p>
          </table:table-cell>
          <table:table-cell table:formula="of:=[.C104]-[.D104]" office:value-type="float" office:value="590799" calcext:value-type="float">
            <text:p>590799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internal_readline</text:p>
          </table:table-cell>
          <table:table-cell office:value-type="float" office:value="1908849" calcext:value-type="float">
            <text:p>1908849</text:p>
          </table:table-cell>
          <table:table-cell office:value-type="float" office:value="0" calcext:value-type="float">
            <text:p>0</text:p>
          </table:table-cell>
          <table:table-cell table:formula="of:=[.C105]-[.D105]" office:value-type="float" office:value="1908849" calcext:value-type="float">
            <text:p>1908849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tinyrl_readline</text:p>
          </table:table-cell>
          <table:table-cell office:value-type="float" office:value="1908857" calcext:value-type="float">
            <text:p>1908857</text:p>
          </table:table-cell>
          <table:table-cell office:value-type="float" office:value="0" calcext:value-type="float">
            <text:p>0</text:p>
          </table:table-cell>
          <table:table-cell table:formula="of:=[.C106]-[.D106]" office:value-type="float" office:value="1908857" calcext:value-type="float">
            <text:p>1908857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children'2</text:p>
          </table:table-cell>
          <table:table-cell office:value-type="float" office:value="1997064" calcext:value-type="float">
            <text:p>1997064</text:p>
          </table:table-cell>
          <table:table-cell office:value-type="float" office:value="1338404" calcext:value-type="float">
            <text:p>1338404</text:p>
          </table:table-cell>
          <table:table-cell table:formula="of:=[.C107]-[.D107]" office:value-type="float" office:value="658660" calcext:value-type="float">
            <text:p>658660</text:p>
          </table:table-cell>
        </table:table-row>
        <table:table-row table:style-name="ro1">
          <table:table-cell office:value-type="string" calcext:value-type="string">
            <text:p>/home/ykuznetsov/klish-2.1.3/clish/shell/shell_tinyrl.c</text:p>
          </table:table-cell>
          <table:table-cell office:value-type="string" calcext:value-type="string">
            <text:p>clish_shell_execline</text:p>
          </table:table-cell>
          <table:table-cell office:value-type="float" office:value="1997578" calcext:value-type="float">
            <text:p>1997578</text:p>
          </table:table-cell>
          <table:table-cell office:value-type="float" office:value="73257" calcext:value-type="float">
            <text:p>73257</text:p>
          </table:table-cell>
          <table:table-cell table:formula="of:=[.C108]-[.D108]" office:value-type="float" office:value="1924321" calcext:value-type="float">
            <text:p>1924321</text:p>
          </table:table-cell>
        </table:table-row>
        <table:table-row table:style-name="ro1">
          <table:table-cell office:value-type="string" calcext:value-type="string">
            <text:p>/home/ykuznetsov/klish-2.1.3/clish/shell/shell_tinyrl.c</text:p>
          </table:table-cell>
          <table:table-cell office:value-type="string" calcext:value-type="string">
            <text:p>clish_shell_readline</text:p>
          </table:table-cell>
          <table:table-cell office:value-type="float" office:value="1997590" calcext:value-type="float">
            <text:p>1997590</text:p>
          </table:table-cell>
          <table:table-cell office:value-type="float" office:value="73260" calcext:value-type="float">
            <text:p>73260</text:p>
          </table:table-cell>
          <table:table-cell table:formula="of:=[.C109]-[.D109]" office:value-type="float" office:value="1924330" calcext:value-type="float">
            <text:p>1924330</text:p>
          </table:table-cell>
        </table:table-row>
        <table:table-row table:style-name="ro1">
          <table:table-cell office:value-type="string" calcext:value-type="string">
            <text:p>/home/ykuznetsov/klish-2.1.3/clish/shell/shell_loop.c</text:p>
          </table:table-cell>
          <table:table-cell office:value-type="string" calcext:value-type="string">
            <text:p>clish_shell_loop</text:p>
          </table:table-cell>
          <table:table-cell office:value-type="float" office:value="2005061" calcext:value-type="float">
            <text:p>2005061</text:p>
          </table:table-cell>
          <table:table-cell office:value-type="float" office:value="78353" calcext:value-type="float">
            <text:p>78353</text:p>
          </table:table-cell>
          <table:table-cell table:formula="of:=[.C110]-[.D110]" office:value-type="float" office:value="1926708" calcext:value-type="float">
            <text:p>1926708</text:p>
          </table:table-cell>
        </table:table-row>
        <table:table-row table:style-name="ro1"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_int_malloc</text:p>
          </table:table-cell>
          <table:table-cell office:value-type="float" office:value="2221845" calcext:value-type="float">
            <text:p>2221845</text:p>
          </table:table-cell>
          <table:table-cell office:value-type="float" office:value="1422985" calcext:value-type="float">
            <text:p>1422985</text:p>
          </table:table-cell>
          <table:table-cell table:formula="of:=[.C111]-[.D111]" office:value-type="float" office:value="798860" calcext:value-type="float">
            <text:p>798860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expression'2</text:p>
          </table:table-cell>
          <table:table-cell office:value-type="float" office:value="2391378" calcext:value-type="float">
            <text:p>2391378</text:p>
          </table:table-cell>
          <table:table-cell office:value-type="float" office:value="1593324" calcext:value-type="float">
            <text:p>1593324</text:p>
          </table:table-cell>
          <table:table-cell table:formula="of:=[.C112]-[.D112]" office:value-type="float" office:value="798054" calcext:value-type="float">
            <text:p>798054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branch'2</text:p>
          </table:table-cell>
          <table:table-cell office:value-type="float" office:value="2400777" calcext:value-type="float">
            <text:p>2400777</text:p>
          </table:table-cell>
          <table:table-cell office:value-type="float" office:value="1600110" calcext:value-type="float">
            <text:p>1600110</text:p>
          </table:table-cell>
          <table:table-cell table:formula="of:=[.C113]-[.D113]" office:value-type="float" office:value="800667" calcext:value-type="float">
            <text:p>800667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reg_exp'2</text:p>
          </table:table-cell>
          <table:table-cell office:value-type="float" office:value="2406069" calcext:value-type="float">
            <text:p>2406069</text:p>
          </table:table-cell>
          <table:table-cell office:value-type="float" office:value="1603638" calcext:value-type="float">
            <text:p>1603638</text:p>
          </table:table-cell>
          <table:table-cell table:formula="of:=[.C114]-[.D114]" office:value-type="float" office:value="802431" calcext:value-type="float">
            <text:p>802431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re_compile_internal</text:p>
          </table:table-cell>
          <table:table-cell office:value-type="float" office:value="2651148" calcext:value-type="float">
            <text:p>2651148</text:p>
          </table:table-cell>
          <table:table-cell office:value-type="float" office:value="1769898" calcext:value-type="float">
            <text:p>1769898</text:p>
          </table:table-cell>
          <table:table-cell table:formula="of:=[.C115]-[.D115]" office:value-type="float" office:value="881250" calcext:value-type="float">
            <text:p>881250</text:p>
          </table:table-cell>
        </table:table-row>
        <table:table-row table:style-name="ro1"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malloc</text:p>
          </table:table-cell>
          <table:table-cell office:value-type="float" office:value="2944670" calcext:value-type="float">
            <text:p>2944670</text:p>
          </table:table-cell>
          <table:table-cell office:value-type="float" office:value="1863193" calcext:value-type="float">
            <text:p>1863193</text:p>
          </table:table-cell>
          <table:table-cell table:formula="of:=[.C116]-[.D116]" office:value-type="float" office:value="1081477" calcext:value-type="float">
            <text:p>1081477</text:p>
          </table:table-cell>
        </table:table-row>
        <table:table-row table:style-name="ro1">
          <table:table-cell office:value-type="string" calcext:value-type="string">
            <text:p>/opt/build/glibc/glibc-2.24/wcsmbs/mbrtowc.c</text:p>
          </table:table-cell>
          <table:table-cell office:value-type="string" calcext:value-type="string">
            <text:p>mbrtowc</text:p>
          </table:table-cell>
          <table:table-cell office:value-type="float" office:value="3041886" calcext:value-type="float">
            <text:p>3041886</text:p>
          </table:table-cell>
          <table:table-cell office:value-type="float" office:value="2027924" calcext:value-type="float">
            <text:p>2027924</text:p>
          </table:table-cell>
          <table:table-cell table:formula="of:=[.C117]-[.D117]" office:value-type="float" office:value="1013962" calcext:value-type="float">
            <text:p>1013962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re_compile_fastmap_iter.isra.24</text:p>
          </table:table-cell>
          <table:table-cell office:value-type="float" office:value="3300708" calcext:value-type="float">
            <text:p>3300708</text:p>
          </table:table-cell>
          <table:table-cell office:value-type="float" office:value="2200472" calcext:value-type="float">
            <text:p>2200472</text:p>
          </table:table-cell>
          <table:table-cell table:formula="of:=[.C118]-[.D118]" office:value-type="float" office:value="1100236" calcext:value-type="float">
            <text:p>1100236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re_compile_fastmap</text:p>
          </table:table-cell>
          <table:table-cell office:value-type="float" office:value="3302493" calcext:value-type="float">
            <text:p>3302493</text:p>
          </table:table-cell>
          <table:table-cell office:value-type="float" office:value="2201662" calcext:value-type="float">
            <text:p>2201662</text:p>
          </table:table-cell>
          <table:table-cell table:formula="of:=[.C119]-[.D119]" office:value-type="float" office:value="1100831" calcext:value-type="float">
            <text:p>1100831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8190</text:p>
          </table:table-cell>
          <table:table-cell office:value-type="float" office:value="4055490" calcext:value-type="float">
            <text:p>4055490</text:p>
          </table:table-cell>
          <table:table-cell office:value-type="float" office:value="2709624" calcext:value-type="float">
            <text:p>2709624</text:p>
          </table:table-cell>
          <table:table-cell table:formula="of:=[.C120]-[.D120]" office:value-type="float" office:value="1345866" calcext:value-type="float">
            <text:p>1345866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9440</text:p>
          </table:table-cell>
          <table:table-cell office:value-type="float" office:value="4056360" calcext:value-type="float">
            <text:p>4056360</text:p>
          </table:table-cell>
          <table:table-cell office:value-type="float" office:value="2710204" calcext:value-type="float">
            <text:p>2710204</text:p>
          </table:table-cell>
          <table:table-cell table:formula="of:=[.C121]-[.D121]" office:value-type="float" office:value="1346156" calcext:value-type="float">
            <text:p>1346156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94a0</text:p>
          </table:table-cell>
          <table:table-cell office:value-type="float" office:value="4186080" calcext:value-type="float">
            <text:p>4186080</text:p>
          </table:table-cell>
          <table:table-cell office:value-type="float" office:value="2796684" calcext:value-type="float">
            <text:p>2796684</text:p>
          </table:table-cell>
          <table:table-cell table:formula="of:=[.C122]-[.D122]" office:value-type="float" office:value="1389396" calcext:value-type="float">
            <text:p>1389396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b4f0</text:p>
          </table:table-cell>
          <table:table-cell office:value-type="float" office:value="4204890" calcext:value-type="float">
            <text:p>4204890</text:p>
          </table:table-cell>
          <table:table-cell office:value-type="float" office:value="2809224" calcext:value-type="float">
            <text:p>2809224</text:p>
          </table:table-cell>
          <table:table-cell table:formula="of:=[.C123]-[.D123]" office:value-type="float" office:value="1395666" calcext:value-type="float">
            <text:p>1395666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XML_ParseBuffer</text:p>
          </table:table-cell>
          <table:table-cell office:value-type="float" office:value="4206180" calcext:value-type="float">
            <text:p>4206180</text:p>
          </table:table-cell>
          <table:table-cell office:value-type="float" office:value="2810084" calcext:value-type="float">
            <text:p>2810084</text:p>
          </table:table-cell>
          <table:table-cell table:formula="of:=[.C124]-[.D124]" office:value-type="float" office:value="1396096" calcext:value-type="float">
            <text:p>1396096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XML_Parse</text:p>
          </table:table-cell>
          <table:table-cell office:value-type="float" office:value="4243392" calcext:value-type="float">
            <text:p>4243392</text:p>
          </table:table-cell>
          <table:table-cell office:value-type="float" office:value="2835314" calcext:value-type="float">
            <text:p>2835314</text:p>
          </table:table-cell>
          <table:table-cell table:formula="of:=[.C125]-[.D125]" office:value-type="float" office:value="1408078" calcext:value-type="float">
            <text:p>1408078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xmldoc_read</text:p>
          </table:table-cell>
          <table:table-cell office:value-type="float" office:value="4760403" calcext:value-type="float">
            <text:p>4760403</text:p>
          </table:table-cell>
          <table:table-cell office:value-type="float" office:value="3180736" calcext:value-type="float">
            <text:p>3180736</text:p>
          </table:table-cell>
          <table:table-cell table:formula="of:=[.C126]-[.D126]" office:value-type="float" office:value="1579667" calcext:value-type="float">
            <text:p>1579667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ptype</text:p>
          </table:table-cell>
          <table:table-cell office:value-type="float" office:value="5414289" calcext:value-type="float">
            <text:p>5414289</text:p>
          </table:table-cell>
          <table:table-cell office:value-type="float" office:value="3611760" calcext:value-type="float">
            <text:p>3611760</text:p>
          </table:table-cell>
          <table:table-cell table:formula="of:=[.C127]-[.D127]" office:value-type="float" office:value="1802529" calcext:value-type="float">
            <text:p>1802529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regcomp</text:p>
          </table:table-cell>
          <table:table-cell office:value-type="float" office:value="5960967" calcext:value-type="float">
            <text:p>5960967</text:p>
          </table:table-cell>
          <table:table-cell office:value-type="float" office:value="3976044" calcext:value-type="float">
            <text:p>3976044</text:p>
          </table:table-cell>
          <table:table-cell table:formula="of:=[.C128]-[.D128]" office:value-type="float" office:value="1984923" calcext:value-type="float">
            <text:p>1984923</text:p>
          </table:table-cell>
        </table:table-row>
        <table:table-row table:style-name="ro1">
          <table:table-cell office:value-type="string" calcext:value-type="string">
            <text:p>/home/ykuznetsov/klish-2.1.3/clish/ptype/ptype.c</text:p>
          </table:table-cell>
          <table:table-cell office:value-type="string" calcext:value-type="string">
            <text:p>clish_ptype__set_pattern</text:p>
          </table:table-cell>
          <table:table-cell office:value-type="float" office:value="6194853" calcext:value-type="float">
            <text:p>6194853</text:p>
          </table:table-cell>
          <table:table-cell office:value-type="float" office:value="4132116" calcext:value-type="float">
            <text:p>4132116</text:p>
          </table:table-cell>
          <table:table-cell table:formula="of:=[.C129]-[.D129]" office:value-type="float" office:value="2062737" calcext:value-type="float">
            <text:p>2062737</text:p>
          </table:table-cell>
        </table:table-row>
        <table:table-row table:style-name="ro1">
          <table:table-cell office:value-type="string" calcext:value-type="string">
            <text:p>/home/ykuznetsov/klish-2.1.3/clish/ptype/ptype.c</text:p>
          </table:table-cell>
          <table:table-cell office:value-type="string" calcext:value-type="string">
            <text:p>clish_ptype_new</text:p>
          </table:table-cell>
          <table:table-cell office:value-type="float" office:value="6236658" calcext:value-type="float">
            <text:p>6236658</text:p>
          </table:table-cell>
          <table:table-cell office:value-type="float" office:value="4160152" calcext:value-type="float">
            <text:p>4160152</text:p>
          </table:table-cell>
          <table:table-cell table:formula="of:=[.C130]-[.D130]" office:value-type="float" office:value="2076506" calcext:value-type="float">
            <text:p>2076506</text:p>
          </table:table-cell>
        </table:table-row>
        <table:table-row table:style-name="ro1">
          <table:table-cell office:value-type="string" calcext:value-type="string">
            <text:p>/home/ykuznetsov/klish-2.1.3/clish/shell/shell_ptype.c</text:p>
          </table:table-cell>
          <table:table-cell office:value-type="string" calcext:value-type="string">
            <text:p>clish_shell_find_create_ptype</text:p>
          </table:table-cell>
          <table:table-cell office:value-type="float" office:value="6265029" calcext:value-type="float">
            <text:p>6265029</text:p>
          </table:table-cell>
          <table:table-cell office:value-type="float" office:value="4178910" calcext:value-type="float">
            <text:p>4178910</text:p>
          </table:table-cell>
          <table:table-cell table:formula="of:=[.C131]-[.D131]" office:value-type="float" office:value="2086119" calcext:value-type="float">
            <text:p>2086119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children</text:p>
          </table:table-cell>
          <table:table-cell office:value-type="float" office:value="7035984" calcext:value-type="float">
            <text:p>7035984</text:p>
          </table:table-cell>
          <table:table-cell office:value-type="float" office:value="4695456" calcext:value-type="float">
            <text:p>4695456</text:p>
          </table:table-cell>
          <table:table-cell table:formula="of:=[.C132]-[.D132]" office:value-type="float" office:value="2340528" calcext:value-type="float">
            <text:p>2340528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clish_module</text:p>
          </table:table-cell>
          <table:table-cell office:value-type="float" office:value="7052094" calcext:value-type="float">
            <text:p>7052094</text:p>
          </table:table-cell>
          <table:table-cell office:value-type="float" office:value="4706196" calcext:value-type="float">
            <text:p>4706196</text:p>
          </table:table-cell>
          <table:table-cell table:formula="of:=[.C133]-[.D133]" office:value-type="float" office:value="2345898" calcext:value-type="float">
            <text:p>2345898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node.part.0</text:p>
          </table:table-cell>
          <table:table-cell office:value-type="float" office:value="7082985" calcext:value-type="float">
            <text:p>7082985</text:p>
          </table:table-cell>
          <table:table-cell office:value-type="float" office:value="4726790" calcext:value-type="float">
            <text:p>4726790</text:p>
          </table:table-cell>
          <table:table-cell table:formula="of:=[.C134]-[.D134]" office:value-type="float" office:value="2356195" calcext:value-type="float">
            <text:p>2356195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node.part.0'2</text:p>
          </table:table-cell>
          <table:table-cell office:value-type="float" office:value="8997312" calcext:value-type="float">
            <text:p>8997312</text:p>
          </table:table-cell>
          <table:table-cell office:value-type="float" office:value="6010036" calcext:value-type="float">
            <text:p>6010036</text:p>
          </table:table-cell>
          <table:table-cell table:formula="of:=[.C135]-[.D135]" office:value-type="float" office:value="2987276" calcext:value-type="float">
            <text:p>2987276</text:p>
          </table:table-cell>
        </table:table-row>
        <table:table-row table:style-name="ro1">
          <table:table-cell office:value-type="string" calcext:value-type="string">
            <text:p>/opt/build/glibc/glibc-2.24/elf/../sysdeps/x86_64/dl-trampoline.h</text:p>
          </table:table-cell>
          <table:table-cell office:value-type="string" calcext:value-type="string">
            <text:p>_dl_runtime_resolve_fxsave'2</text:p>
          </table:table-cell>
          <table:table-cell office:value-type="float" office:value="9434201" calcext:value-type="float">
            <text:p>9434201</text:p>
          </table:table-cell>
          <table:table-cell office:value-type="float" office:value="4142480" calcext:value-type="float">
            <text:p>4142480</text:p>
          </table:table-cell>
          <table:table-cell table:formula="of:=[.C136]-[.D136]" office:value-type="float" office:value="5291721" calcext:value-type="float">
            <text:p>5291721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clish_shell_load_scheme</text:p>
          </table:table-cell>
          <table:table-cell office:value-type="float" office:value="12517683" calcext:value-type="float">
            <text:p>12517683</text:p>
          </table:table-cell>
          <table:table-cell office:value-type="float" office:value="8357114" calcext:value-type="float">
            <text:p>8357114</text:p>
          </table:table-cell>
          <table:table-cell table:formula="of:=[.C137]-[.D137]" office:value-type="float" office:value="4160569" calcext:value-type="float">
            <text:p>4160569</text:p>
          </table:table-cell>
        </table:table-row>
        <table:table-row table:style-name="ro1">
          <table:table-cell office:value-type="string" calcext:value-type="string">
            <text:p>/opt/build/glibc/glibc-2.24/elf/../sysdeps/x86_64/dl-trampoline.h</text:p>
          </table:table-cell>
          <table:table-cell office:value-type="string" calcext:value-type="string">
            <text:p>_dl_runtime_resolve_fxsave</text:p>
          </table:table-cell>
          <table:table-cell office:value-type="float" office:value="16675876" calcext:value-type="float">
            <text:p>16675876</text:p>
          </table:table-cell>
          <table:table-cell office:value-type="float" office:value="9933919" calcext:value-type="float">
            <text:p>9933919</text:p>
          </table:table-cell>
          <table:table-cell table:formula="of:=[.C138]-[.D138]" office:value-type="float" office:value="6741957" calcext:value-type="float">
            <text:p>6741957</text:p>
          </table:table-cell>
        </table:table-row>
        <table:table-row table:style-name="ro1">
          <table:table-cell office:value-type="string" calcext:value-type="string">
            <text:p>/home/ykuznetsov/klish-2.1.3/bin/clish.c</text:p>
          </table:table-cell>
          <table:table-cell office:value-type="string" calcext:value-type="string">
            <text:p>main</text:p>
          </table:table-cell>
          <table:table-cell office:value-type="float" office:value="16679676" calcext:value-type="float">
            <text:p>16679676</text:p>
          </table:table-cell>
          <table:table-cell office:value-type="float" office:value="9936469" calcext:value-type="float">
            <text:p>9936469</text:p>
          </table:table-cell>
          <table:table-cell table:formula="of:=[.C139]-[.D139]" office:value-type="float" office:value="6743207" calcext:value-type="float">
            <text:p>6743207</text:p>
          </table:table-cell>
        </table:table-row>
        <table:table-row table:style-name="ro1">
          <table:table-cell office:value-type="string" calcext:value-type="string">
            <text:p>/opt/build/glibc/glibc-2.24/csu/../csu/libc-start.c</text:p>
          </table:table-cell>
          <table:table-cell office:value-type="string" calcext:value-type="string">
            <text:p>(below main)</text:p>
          </table:table-cell>
          <table:table-cell office:value-type="float" office:value="16683417" calcext:value-type="float">
            <text:p>16683417</text:p>
          </table:table-cell>
          <table:table-cell office:value-type="float" office:value="9940008" calcext:value-type="float">
            <text:p>9940008</text:p>
          </table:table-cell>
          <table:table-cell table:formula="of:=[.C140]-[.D140]" office:value-type="float" office:value="6743409" calcext:value-type="float">
            <text:p>6743409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_start</text:p>
          </table:table-cell>
          <table:table-cell office:value-type="float" office:value="16683450" calcext:value-type="float">
            <text:p>16683450</text:p>
          </table:table-cell>
          <table:table-cell office:value-type="float" office:value="9940030" calcext:value-type="float">
            <text:p>9940030</text:p>
          </table:table-cell>
          <table:table-cell table:formula="of:=[.C141]-[.D141]" office:value-type="float" office:value="6743420" calcext:value-type="float">
            <text:p>6743420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0c20</text:p>
          </table:table-cell>
          <table:table-cell office:value-type="float" office:value="17510604" calcext:value-type="float">
            <text:p>17510604</text:p>
          </table:table-cell>
          <table:table-cell office:value-type="float" office:value="10491466" calcext:value-type="float">
            <text:p>10491466</text:p>
          </table:table-cell>
          <table:table-cell table:formula="of:=[.C142]-[.D142]" office:value-type="float" office:value="7019138" calcext:value-type="float">
            <text:p>70191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4T17:02:26.195096876</dc:date>
    <meta:editing-duration>PT1M12S</meta:editing-duration>
    <meta:editing-cycles>1</meta:editing-cycles>
    <meta:generator>LibreOffice/7.0.4.2$Linux_X86_64 LibreOffice_project/00$Build-2</meta:generator>
    <meta:document-statistic meta:table-count="1" meta:cell-count="710" meta:object-count="0"/>
  </office:meta>
</office:document-meta>
</file>